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9-1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6-25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4-1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9-12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6-13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4-04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6-16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4-18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2-01-12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2-0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9-20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7-2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4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4-13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94912" calcext:value-type="float">
            <text:p>2.9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89625806452" calcext:value-type="float">
            <text:p>3.1888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62064516129" calcext:value-type="float">
            <text:p>3.446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7844" calcext:value-type="float">
            <text:p>3.57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022254545455" calcext:value-type="float">
            <text:p>3.720222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4458" calcext:value-type="float">
            <text:p>3.664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3132" calcext:value-type="float">
            <text:p>3.7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50584" calcext:value-type="float">
            <text:p>1.9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05935483871" calcext:value-type="float">
            <text:p>1.6670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58664" calcext:value-type="float">
            <text:p>1.77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350787096774" calcext:value-type="float">
            <text:p>1.8635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7244137931" calcext:value-type="float">
            <text:p>2.05172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502812903226" calcext:value-type="float">
            <text:p>2.4250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95458064516" calcext:value-type="float">
            <text:p>2.8689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6928" calcext:value-type="float">
            <text:p>3.1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70425806452" calcext:value-type="float">
            <text:p>3.55770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57608" calcext:value-type="float">
            <text:p>3.77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331483870968" calcext:value-type="float">
            <text:p>3.2933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387690322581" calcext:value-type="float">
            <text:p>2.6038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6536" calcext:value-type="float">
            <text:p>2.13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98993548387" calcext:value-type="float">
            <text:p>1.6769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2956" calcext:value-type="float">
            <text:p>2.060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53295483871" calcext:value-type="float">
            <text:p>1.9853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30153846154" calcext:value-type="float">
            <text:p>3.526301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9624" calcext:value-type="float">
            <text:p>3.8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1776" calcext:value-type="float">
            <text:p>3.91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13574193548" calcext:value-type="float">
            <text:p>4.3061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691612903226" calcext:value-type="float">
            <text:p>4.5769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2928" calcext:value-type="float">
            <text:p>3.96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79775483871" calcext:value-type="float">
            <text:p>2.5979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50112" calcext:value-type="float">
            <text:p>2.65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119251612903" calcext:value-type="float">
            <text:p>3.1011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51828571429" calcext:value-type="float">
            <text:p>3.60251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859458064516" calcext:value-type="float">
            <text:p>3.79859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767483870968" calcext:value-type="float">
            <text:p>3.8876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18032" calcext:value-type="float">
            <text:p>3.9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516464516129" calcext:value-type="float">
            <text:p>3.9351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80032" calcext:value-type="float">
            <text:p>3.9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768619354839" calcext:value-type="float">
            <text:p>4.02768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617780645161" calcext:value-type="float">
            <text:p>3.26617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41228" calcext:value-type="float">
            <text:p>2.354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974322580645" calcext:value-type="float">
            <text:p>1.50974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8792" calcext:value-type="float">
            <text:p>2.10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024490322581" calcext:value-type="float">
            <text:p>2.50024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89485714286" calcext:value-type="float">
            <text:p>2.85989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383587096774" calcext:value-type="float">
            <text:p>2.9638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20567741935" calcext:value-type="float">
            <text:p>3.19420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0792" calcext:value-type="float">
            <text:p>3.4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33367741936" calcext:value-type="float">
            <text:p>3.45633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52658823529" calcext:value-type="float">
            <text:p>4.39252658823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20103225807" calcext:value-type="float">
            <text:p>4.73020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018" calcext:value-type="float">
            <text:p>3.319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936077419355" calcext:value-type="float">
            <text:p>1.9893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50376" calcext:value-type="float">
            <text:p>2.15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039264516129" calcext:value-type="float">
            <text:p>2.3303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354896551724" calcext:value-type="float">
            <text:p>2.51354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568748387097" calcext:value-type="float">
            <text:p>2.4156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41135483871" calcext:value-type="float">
            <text:p>2.9594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0984" calcext:value-type="float">
            <text:p>3.50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040490322581" calcext:value-type="float">
            <text:p>3.7804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38432" calcext:value-type="float">
            <text:p>3.72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301664516129" calcext:value-type="float">
            <text:p>3.5130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284103225806" calcext:value-type="float">
            <text:p>2.99284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14616" calcext:value-type="float">
            <text:p>1.99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71096774194" calcext:value-type="float">
            <text:p>1.8047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1016" calcext:value-type="float">
            <text:p>1.90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005987096774" calcext:value-type="float">
            <text:p>2.4700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186457142857" calcext:value-type="float">
            <text:p>3.16186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887870967742" calcext:value-type="float">
            <text:p>3.3188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32464516129" calcext:value-type="float">
            <text:p>3.6913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49784" calcext:value-type="float">
            <text:p>3.81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36264" calcext:value-type="float">
            <text:p>4.1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438916129032" calcext:value-type="float">
            <text:p>4.2443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059019354839" calcext:value-type="float">
            <text:p>3.6405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66296" calcext:value-type="float">
            <text:p>2.4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324180645161" calcext:value-type="float">
            <text:p>1.8732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14712" calcext:value-type="float">
            <text:p>2.27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478503225806" calcext:value-type="float">
            <text:p>2.54478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547384615385" calcext:value-type="float">
            <text:p>2.76547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97832258064" calcext:value-type="float">
            <text:p>2.84997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55955862069" calcext:value-type="float">
            <text:p>3.17559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51616" calcext:value-type="float">
            <text:p>3.6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158451612903" calcext:value-type="float">
            <text:p>3.9515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652696774194" calcext:value-type="float">
            <text:p>4.3965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667922580645" calcext:value-type="float">
            <text:p>4.4266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84264" calcext:value-type="float">
            <text:p>3.20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098503225806" calcext:value-type="float">
            <text:p>2.62098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52568" calcext:value-type="float">
            <text:p>3.0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539122580645" calcext:value-type="float">
            <text:p>3.26539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213377777778" calcext:value-type="float">
            <text:p>3.582133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05238709677" calcext:value-type="float">
            <text:p>3.9710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00103225806" calcext:value-type="float">
            <text:p>4.27300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40114285714" calcext:value-type="float">
            <text:p>4.33440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177470967742" calcext:value-type="float">
            <text:p>4.3917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04992" calcext:value-type="float">
            <text:p>4.40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364258064516" calcext:value-type="float">
            <text:p>4.5636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24335483871" calcext:value-type="float">
            <text:p>4.2822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0836" calcext:value-type="float">
            <text:p>3.6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18941935484" calcext:value-type="float">
            <text:p>2.8551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64976" calcext:value-type="float">
            <text:p>2.40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350896551724" calcext:value-type="float">
            <text:p>2.19350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525572413793" calcext:value-type="float">
            <text:p>1.875255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35432258065" calcext:value-type="float">
            <text:p>1.66735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84232258065" calcext:value-type="float">
            <text:p>1.38084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53768" calcext:value-type="float">
            <text:p>1.46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396516129032" calcext:value-type="float">
            <text:p>1.6139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7068" calcext:value-type="float">
            <text:p>1.6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10735483871" calcext:value-type="float">
            <text:p>1.6701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22266666667" calcext:value-type="float">
            <text:p>3.13622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092646153846" calcext:value-type="float">
            <text:p>3.250926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244090322581" calcext:value-type="float">
            <text:p>1.78244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332" calcext:value-type="float">
            <text:p>2.91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245883870968" calcext:value-type="float">
            <text:p>3.30245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802" calcext:value-type="float">
            <text:p>3.749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053780645161" calcext:value-type="float">
            <text:p>3.8605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62967741935" calcext:value-type="float">
            <text:p>3.91962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5752" calcext:value-type="float">
            <text:p>3.9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1584" calcext:value-type="float">
            <text:p>3.8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26748387097" calcext:value-type="float">
            <text:p>3.6272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572103225806" calcext:value-type="float">
            <text:p>3.17572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10288" calcext:value-type="float">
            <text:p>2.49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562477419355" calcext:value-type="float">
            <text:p>1.81562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58916" calcext:value-type="float">
            <text:p>1.875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95055483871" calcext:value-type="float">
            <text:p>1.8695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711257142857" calcext:value-type="float">
            <text:p>1.71711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128696774194" calcext:value-type="float">
            <text:p>1.8412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14270967742" calcext:value-type="float">
            <text:p>2.0021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47224" calcext:value-type="float">
            <text:p>2.2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21935483871" calcext:value-type="float">
            <text:p>2.9472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1216" calcext:value-type="float">
            <text:p>3.46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6504516129" calcext:value-type="float">
            <text:p>3.5696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04567741935" calcext:value-type="float">
            <text:p>3.05704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772106666667" calcext:value-type="float">
            <text:p>1.967721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110219354839" calcext:value-type="float">
            <text:p>1.64110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4776" calcext:value-type="float">
            <text:p>2.24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529987096774" calcext:value-type="float">
            <text:p>2.48529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327914285714" calcext:value-type="float">
            <text:p>2.72327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45285714286" calcext:value-type="float">
            <text:p>3.13345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591174193548" calcext:value-type="float">
            <text:p>3.27591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9724" calcext:value-type="float">
            <text:p>3.37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69935483871" calcext:value-type="float">
            <text:p>3.3586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86852" calcext:value-type="float">
            <text:p>3.348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046916129032" calcext:value-type="float">
            <text:p>3.3604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353522580645" calcext:value-type="float">
            <text:p>2.89353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24112" calcext:value-type="float">
            <text:p>2.17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928051612903" calcext:value-type="float">
            <text:p>1.51928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20552" calcext:value-type="float">
            <text:p>1.10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278" calcext:value-type="float">
            <text:p>1.92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97955555556" calcext:value-type="float">
            <text:p>2.700979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07584" calcext:value-type="float">
            <text:p>3.07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105261538462" calcext:value-type="float">
            <text:p>3.381052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38666666667" calcext:value-type="float">
            <text:p>3.81338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46068965517" calcext:value-type="float">
            <text:p>3.922460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0096" calcext:value-type="float">
            <text:p>4.09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643019354839" calcext:value-type="float">
            <text:p>4.6464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047380645161" calcext:value-type="float">
            <text:p>4.11047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10704" calcext:value-type="float">
            <text:p>3.28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708711111111" calcext:value-type="float">
            <text:p>1.727087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5148" calcext:value-type="float">
            <text:p>1.5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107057142857" calcext:value-type="float">
            <text:p>1.38107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158838709677" calcext:value-type="float">
            <text:p>1.4015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019380645161" calcext:value-type="float">
            <text:p>1.87019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4016" calcext:value-type="float">
            <text:p>2.27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29574193548" calcext:value-type="float">
            <text:p>2.91929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04784" calcext:value-type="float">
            <text:p>3.3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791251612903" calcext:value-type="float">
            <text:p>3.5279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646" calcext:value-type="float">
            <text:p>3.42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8224" calcext:value-type="float">
            <text:p>2.8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865470967742" calcext:value-type="float">
            <text:p>2.2886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6448" calcext:value-type="float">
            <text:p>2.59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60224516129" calcext:value-type="float">
            <text:p>2.7360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22228571429" calcext:value-type="float">
            <text:p>3.13922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82658064516" calcext:value-type="float">
            <text:p>3.36882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6008" calcext:value-type="float">
            <text:p>3.5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6484" calcext:value-type="float">
            <text:p>3.587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01333333333" calcext:value-type="float">
            <text:p>3.95901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17656" calcext:value-type="float">
            <text:p>3.66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645109677419" calcext:value-type="float">
            <text:p>2.3064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084" calcext:value-type="float">
            <text:p>1.6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054683870968" calcext:value-type="float">
            <text:p>1.72054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231771428571" calcext:value-type="float">
            <text:p>1.56231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766090322581" calcext:value-type="float">
            <text:p>1.63766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66296774194" calcext:value-type="float">
            <text:p>2.18266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10968" calcext:value-type="float">
            <text:p>2.78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45832258064" calcext:value-type="float">
            <text:p>3.26145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00568" calcext:value-type="float">
            <text:p>3.3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053858064516" calcext:value-type="float">
            <text:p>3.3505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738116129032" calcext:value-type="float">
            <text:p>3.03738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29564" calcext:value-type="float">
            <text:p>2.622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740593548387" calcext:value-type="float">
            <text:p>1.9574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1712" calcext:value-type="float">
            <text:p>2.15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516748387097" calcext:value-type="float">
            <text:p>2.0651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308855172414" calcext:value-type="float">
            <text:p>2.193088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61729032258" calcext:value-type="float">
            <text:p>2.55461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77792" calcext:value-type="float">
            <text:p>2.9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614916129032" calcext:value-type="float">
            <text:p>3.0861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111152941176" calcext:value-type="float">
            <text:p>3.111111529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83248" calcext:value-type="float">
            <text:p>3.2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55" calcext:value-type="float">
            <text:p>3.3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859741935484" calcext:value-type="float">
            <text:p>1.9285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14288" calcext:value-type="float">
            <text:p>1.88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1752" calcext:value-type="float">
            <text:p>1.5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786485714286" calcext:value-type="float">
            <text:p>1.85786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1332" calcext:value-type="float">
            <text:p>2.02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9832" calcext:value-type="float">
            <text:p>2.7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45968" calcext:value-type="float">
            <text:p>2.84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84696774194" calcext:value-type="float">
            <text:p>2.89284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92784516129" calcext:value-type="float">
            <text:p>2.8792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369780645161" calcext:value-type="float">
            <text:p>2.4736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919466666667" calcext:value-type="float">
            <text:p>1.76919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613714285714" calcext:value-type="float">
            <text:p>1.20613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89466666667" calcext:value-type="float">
            <text:p>1.14689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48432" calcext:value-type="float">
            <text:p>1.5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161058064516" calcext:value-type="float">
            <text:p>2.0216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75168" calcext:value-type="float">
            <text:p>2.0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8302" calcext:value-type="float">
            <text:p>3.178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507968" calcext:value-type="float">
            <text:p>3.97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02167741935" calcext:value-type="float">
            <text:p>4.00802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01808" calcext:value-type="float">
            <text:p>3.5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692516129032" calcext:value-type="float">
            <text:p>2.4369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026" calcext:value-type="float">
            <text:p>2.0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36464516129" calcext:value-type="float">
            <text:p>2.1063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25914285714" calcext:value-type="float">
            <text:p>2.56325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049290322581" calcext:value-type="float">
            <text:p>2.9604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451911111111" calcext:value-type="float">
            <text:p>3.024519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73064" calcext:value-type="float">
            <text:p>3.1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772206451613" calcext:value-type="float">
            <text:p>3.25772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2624" calcext:value-type="float">
            <text:p>3.1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01347368421" calcext:value-type="float">
            <text:p>4.3790134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11832" calcext:value-type="float">
            <text:p>4.03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015096774193" calcext:value-type="float">
            <text:p>3.420150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81" calcext:value-type="float">
            <text:p>4.19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368980645161" calcext:value-type="float">
            <text:p>3.9336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879377777778" calcext:value-type="float">
            <text:p>3.528793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960544" calcext:value-type="float">
            <text:p>2.969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6488" calcext:value-type="float">
            <text:p>3.1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198317241379" calcext:value-type="float">
            <text:p>2.781983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419457142857" calcext:value-type="float">
            <text:p>2.75419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7276" calcext:value-type="float">
            <text:p>3.09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5552" calcext:value-type="float">
            <text:p>3.57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012882758621" calcext:value-type="float">
            <text:p>4.210128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01288" calcext:value-type="float">
            <text:p>4.18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22488888889" calcext:value-type="float">
            <text:p>4.706224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581527272727" calcext:value-type="float">
            <text:p>4.825815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63024" calcext:value-type="float">
            <text:p>2.21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61576" calcext:value-type="float">
            <text:p>2.22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932" calcext:value-type="float">
            <text:p>2.63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539793548387" calcext:value-type="float">
            <text:p>2.6553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75685714286" calcext:value-type="float">
            <text:p>2.51775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18967741935" calcext:value-type="float">
            <text:p>2.68518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399741935484" calcext:value-type="float">
            <text:p>3.2239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75872" calcext:value-type="float">
            <text:p>3.7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92258064516" calcext:value-type="float">
            <text:p>4.1369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06368" calcext:value-type="float">
            <text:p>4.1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087819354839" calcext:value-type="float">
            <text:p>4.4208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3252" calcext:value-type="float">
            <text:p>4.6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11781818182" calcext:value-type="float">
            <text:p>3.090117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876309677419" calcext:value-type="float">
            <text:p>3.27876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69312" calcext:value-type="float">
            <text:p>4.04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24451612903" calcext:value-type="float">
            <text:p>4.6602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7112" calcext:value-type="float">
            <text:p>4.57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747741935484" calcext:value-type="float">
            <text:p>4.3974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90975483871" calcext:value-type="float">
            <text:p>3.9390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82256" calcext:value-type="float">
            <text:p>3.27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31303225807" calcext:value-type="float">
            <text:p>2.57831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76176" calcext:value-type="float">
            <text:p>2.47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022709677419" calcext:value-type="float">
            <text:p>2.8002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95024" calcext:value-type="float">
            <text:p>2.4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29703225806" calcext:value-type="float">
            <text:p>3.21229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9376" calcext:value-type="float">
            <text:p>3.7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116825806452" calcext:value-type="float">
            <text:p>3.8411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70504" calcext:value-type="float">
            <text:p>4.1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978012903226" calcext:value-type="float">
            <text:p>3.8697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561625806452" calcext:value-type="float">
            <text:p>3.61561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80764" calcext:value-type="float">
            <text:p>2.948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724309677419" calcext:value-type="float">
            <text:p>2.5472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3764" calcext:value-type="float">
            <text:p>2.6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57805" calcext:value-type="float">
            <text:p>2.8157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714428571429" calcext:value-type="float">
            <text:p>3.27714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018451612903" calcext:value-type="float">
            <text:p>4.1801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385109677419" calcext:value-type="float">
            <text:p>4.3638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52264" calcext:value-type="float">
            <text:p>4.27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868941935484" calcext:value-type="float">
            <text:p>4.1886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3912" calcext:value-type="float">
            <text:p>4.0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43896774193" calcext:value-type="float">
            <text:p>3.819438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467380645161" calcext:value-type="float">
            <text:p>3.42467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57244" calcext:value-type="float">
            <text:p>2.92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525883870968" calcext:value-type="float">
            <text:p>2.84525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57888" calcext:value-type="float">
            <text:p>2.47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716258064516" calcext:value-type="float">
            <text:p>2.2471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76971428571" calcext:value-type="float">
            <text:p>2.13076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5631" calcext:value-type="float">
            <text:p>2.6356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1248" calcext:value-type="float">
            <text:p>4.14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40408" calcext:value-type="float">
            <text:p>3.9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05341935484" calcext:value-type="float">
            <text:p>3.6720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473" calcext:value-type="float">
            <text:p>3.554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24832" calcext:value-type="float">
            <text:p>3.221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749058064516" calcext:value-type="float">
            <text:p>3.34749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0296" calcext:value-type="float">
            <text:p>3.7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132387096774" calcext:value-type="float">
            <text:p>4.2013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01264" calcext:value-type="float">
            <text:p>4.11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547122580645" calcext:value-type="float">
            <text:p>3.9054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79935483871" calcext:value-type="float">
            <text:p>3.487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398821052632" calcext:value-type="float">
            <text:p>3.0739882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077107692308" calcext:value-type="float">
            <text:p>2.300771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885028571429" calcext:value-type="float">
            <text:p>2.44885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60622222222" calcext:value-type="float">
            <text:p>2.465606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59272" calcext:value-type="float">
            <text:p>3.12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96232258065" calcext:value-type="float">
            <text:p>3.86496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1696" calcext:value-type="float">
            <text:p>4.1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090787096774" calcext:value-type="float">
            <text:p>3.9209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135948387097" calcext:value-type="float">
            <text:p>3.6013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86296" calcext:value-type="float">
            <text:p>3.2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096748387097" calcext:value-type="float">
            <text:p>2.7509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5744" calcext:value-type="float">
            <text:p>2.48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333316129032" calcext:value-type="float">
            <text:p>2.6533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3235862069" calcext:value-type="float">
            <text:p>2.90432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591767741935" calcext:value-type="float">
            <text:p>3.17591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89858064516" calcext:value-type="float">
            <text:p>3.18289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675507692308" calcext:value-type="float">
            <text:p>3.696755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8888" calcext:value-type="float">
            <text:p>4.2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621729032258" calcext:value-type="float">
            <text:p>3.92621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75135483871" calcext:value-type="float">
            <text:p>3.457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0552" calcext:value-type="float">
            <text:p>2.8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197419354839" calcext:value-type="float">
            <text:p>2.5219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69696" calcext:value-type="float">
            <text:p>2.62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12438709677" calcext:value-type="float">
            <text:p>3.02312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332885714286" calcext:value-type="float">
            <text:p>2.90332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934219354839" calcext:value-type="float">
            <text:p>2.7993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43664516129" calcext:value-type="float">
            <text:p>3.0634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017317647059" calcext:value-type="float">
            <text:p>4.03017317647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8788" calcext:value-type="float">
            <text:p>4.0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2728" calcext:value-type="float">
            <text:p>3.7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2304" calcext:value-type="float">
            <text:p>3.7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0056" calcext:value-type="float">
            <text:p>3.7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012" calcext:value-type="float">
            <text:p>3.39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8782" calcext:value-type="float">
            <text:p>3.208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1368" calcext:value-type="float">
            <text:p>3.0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444" calcext:value-type="float">
            <text:p>3.0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73942857143" calcext:value-type="float">
            <text:p>3.95673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8856" calcext:value-type="float">
            <text:p>4.3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0804" calcext:value-type="float">
            <text:p>4.40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8488" calcext:value-type="float">
            <text:p>4.1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9916" calcext:value-type="float">
            <text:p>3.8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7176" calcext:value-type="float">
            <text:p>3.5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9724" calcext:value-type="float">
            <text:p>3.37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7991" calcext:value-type="float">
            <text:p>3.7379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604" calcext:value-type="float">
            <text:p>3.8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3688" calcext:value-type="float">
            <text:p>3.8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5808" calcext:value-type="float">
            <text:p>4.3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5772" calcext:value-type="float">
            <text:p>4.52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2864" calcext:value-type="float">
            <text:p>4.3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2796" calcext:value-type="float">
            <text:p>4.0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7676" calcext:value-type="float">
            <text:p>3.75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962" calcext:value-type="float">
            <text:p>3.30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0474" calcext:value-type="float">
            <text:p>3.030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0856" calcext:value-type="float">
            <text:p>2.5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924" calcext:value-type="float">
            <text:p>2.8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9092" calcext:value-type="float">
            <text:p>3.14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8032" calcext:value-type="float">
            <text:p>3.5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903542857143" calcext:value-type="float">
            <text:p>4.03903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5184" calcext:value-type="float">
            <text:p>3.8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4636" calcext:value-type="float">
            <text:p>3.5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262171428571" calcext:value-type="float">
            <text:p>3.23262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5928" calcext:value-type="float">
            <text:p>2.7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586628571429" calcext:value-type="float">
            <text:p>2.19586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9704" calcext:value-type="float">
            <text:p>1.9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236342857143" calcext:value-type="float">
            <text:p>2.47236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5656" calcext:value-type="float">
            <text:p>2.8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7816" calcext:value-type="float">
            <text:p>3.6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824" calcext:value-type="float">
            <text:p>3.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156" calcext:value-type="float">
            <text:p>3.5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5452" calcext:value-type="float">
            <text:p>3.2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8404" calcext:value-type="float">
            <text:p>2.97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1912" calcext:value-type="float">
            <text:p>2.8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5528" calcext:value-type="float">
            <text:p>2.0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488228571429" calcext:value-type="float">
            <text:p>2.70488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2088" calcext:value-type="float">
            <text:p>2.4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604" calcext:value-type="float">
            <text:p>2.67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1132" calcext:value-type="float">
            <text:p>2.9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0216" calcext:value-type="float">
            <text:p>3.7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884" calcext:value-type="float">
            <text:p>3.38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9224" calcext:value-type="float">
            <text:p>3.1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8492" calcext:value-type="float">
            <text:p>3.42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0604" calcext:value-type="float">
            <text:p>4.0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6296" calcext:value-type="float">
            <text:p>4.1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94" calcext:value-type="float">
            <text:p>4.0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924" calcext:value-type="float">
            <text:p>4.0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176" calcext:value-type="float">
            <text:p>3.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9848" calcext:value-type="float">
            <text:p>3.6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7233" calcext:value-type="float">
            <text:p>3.0072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0136" calcext:value-type="float">
            <text:p>3.1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628" calcext:value-type="float">
            <text:p>2.86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4244" calcext:value-type="float">
            <text:p>2.7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955314285714" calcext:value-type="float">
            <text:p>2.62955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114" calcext:value-type="float">
            <text:p>2.77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7268" calcext:value-type="float">
            <text:p>3.2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9432" calcext:value-type="float">
            <text:p>3.3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3288" calcext:value-type="float">
            <text:p>3.1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571428571429" calcext:value-type="float">
            <text:p>3.2657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296" calcext:value-type="float">
            <text:p>3.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8132" calcext:value-type="float">
            <text:p>3.08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9992" calcext:value-type="float">
            <text:p>2.7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5972" calcext:value-type="float">
            <text:p>2.31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3384" calcext:value-type="float">
            <text:p>2.1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8956" calcext:value-type="float">
            <text:p>2.56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362" calcext:value-type="float">
            <text:p>2.642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6296" calcext:value-type="float">
            <text:p>2.8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378" calcext:value-type="float">
            <text:p>3.5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565028571429" calcext:value-type="float">
            <text:p>3.51565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233485714286" calcext:value-type="float">
            <text:p>3.33233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1056" calcext:value-type="float">
            <text:p>2.8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4572" calcext:value-type="float">
            <text:p>2.54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2268" calcext:value-type="float">
            <text:p>2.65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9148" calcext:value-type="float">
            <text:p>3.0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45" calcext:value-type="float">
            <text:p>4.2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6192" calcext:value-type="float">
            <text:p>4.0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429485714286" calcext:value-type="float">
            <text:p>3.77429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67" calcext:value-type="float">
            <text:p>3.328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5096" calcext:value-type="float">
            <text:p>2.1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1588" calcext:value-type="float">
            <text:p>2.29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746971428571" calcext:value-type="float">
            <text:p>2.39746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1692" calcext:value-type="float">
            <text:p>2.36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748" calcext:value-type="float">
            <text:p>2.30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7372" calcext:value-type="float">
            <text:p>3.3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6332" calcext:value-type="float">
            <text:p>3.92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965371428571" calcext:value-type="float">
            <text:p>3.86965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3236" calcext:value-type="float">
            <text:p>3.7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084" calcext:value-type="float">
            <text:p>3.59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5752" calcext:value-type="float">
            <text:p>3.0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946" calcext:value-type="float">
            <text:p>3.2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964" calcext:value-type="float">
            <text:p>3.4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1288" calcext:value-type="float">
            <text:p>3.7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166285714286" calcext:value-type="float">
            <text:p>4.05166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3316" calcext:value-type="float">
            <text:p>4.4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36" calcext:value-type="float">
            <text:p>4.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112914285714" calcext:value-type="float">
            <text:p>4.57112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8" calcext:value-type="float">
            <text:p>4.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2344" calcext:value-type="float">
            <text:p>4.0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0292" calcext:value-type="float">
            <text:p>3.8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932" calcext:value-type="float">
            <text:p>3.4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9008" calcext:value-type="float">
            <text:p>3.2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4452" calcext:value-type="float">
            <text:p>2.8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0416" calcext:value-type="float">
            <text:p>2.8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502628571429" calcext:value-type="float">
            <text:p>3.09502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396" calcext:value-type="float">
            <text:p>3.7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2756" calcext:value-type="float">
            <text:p>3.7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947085714286" calcext:value-type="float">
            <text:p>4.03947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9136" calcext:value-type="float">
            <text:p>4.0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3744" calcext:value-type="float">
            <text:p>3.7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9236" calcext:value-type="float">
            <text:p>3.53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6616" calcext:value-type="float">
            <text:p>2.8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0888" calcext:value-type="float">
            <text:p>3.0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815885714286" calcext:value-type="float">
            <text:p>3.44815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7076" calcext:value-type="float">
            <text:p>4.0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850628571428" calcext:value-type="float">
            <text:p>4.2685062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388" calcext:value-type="float">
            <text:p>4.50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644" calcext:value-type="float">
            <text:p>4.5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006" calcext:value-type="float">
            <text:p>4.2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165257142857" calcext:value-type="float">
            <text:p>3.75165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156" calcext:value-type="float">
            <text:p>3.40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548" calcext:value-type="float">
            <text:p>2.98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3452" calcext:value-type="float">
            <text:p>2.4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732" calcext:value-type="float">
            <text:p>2.6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054285714286" calcext:value-type="float">
            <text:p>2.7105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5152" calcext:value-type="float">
            <text:p>3.3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82" calcext:value-type="float">
            <text:p>4.02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26057142857" calcext:value-type="float">
            <text:p>4.04426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162" calcext:value-type="float">
            <text:p>4.07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29257142857" calcext:value-type="float">
            <text:p>3.53829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8188" calcext:value-type="float">
            <text:p>3.0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73" calcext:value-type="float">
            <text:p>2.5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812" calcext:value-type="float">
            <text:p>2.43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942971428571" calcext:value-type="float">
            <text:p>2.83942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329485714286" calcext:value-type="float">
            <text:p>3.39329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7208" calcext:value-type="float">
            <text:p>4.0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9776" calcext:value-type="float">
            <text:p>4.0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484" calcext:value-type="float">
            <text:p>3.74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7212" calcext:value-type="float">
            <text:p>3.34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5348" calcext:value-type="float">
            <text:p>3.1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274" calcext:value-type="float">
            <text:p>2.8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0964" calcext:value-type="float">
            <text:p>3.1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186" calcext:value-type="float">
            <text:p>3.4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9787" calcext:value-type="float">
            <text:p>3.6297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7884" calcext:value-type="float">
            <text:p>3.89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6152" calcext:value-type="float">
            <text:p>3.7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3856" calcext:value-type="float">
            <text:p>3.6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243428571429" calcext:value-type="float">
            <text:p>3.69243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2028" calcext:value-type="float">
            <text:p>3.2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9126" calcext:value-type="float">
            <text:p>2.659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6296" calcext:value-type="float">
            <text:p>2.8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6748" calcext:value-type="float">
            <text:p>2.9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0864" calcext:value-type="float">
            <text:p>2.9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292" calcext:value-type="float">
            <text:p>2.97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001485714286" calcext:value-type="float">
            <text:p>3.82001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9644" calcext:value-type="float">
            <text:p>4.0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3144" calcext:value-type="float">
            <text:p>4.0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94742857143" calcext:value-type="float">
            <text:p>4.09694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8504" calcext:value-type="float">
            <text:p>3.7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4296" calcext:value-type="float">
            <text:p>3.3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96" calcext:value-type="float">
            <text:p>3.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462" calcext:value-type="float">
            <text:p>2.6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322971428571" calcext:value-type="float">
            <text:p>2.76322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6336" calcext:value-type="float">
            <text:p>2.8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48457142857" calcext:value-type="float">
            <text:p>3.16948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324571428571" calcext:value-type="float">
            <text:p>3.65324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7" calcext:value-type="float">
            <text:p>4.20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188" calcext:value-type="float">
            <text:p>4.04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9608" calcext:value-type="float">
            <text:p>4.2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188571428571" calcext:value-type="float">
            <text:p>4.20188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2324" calcext:value-type="float">
            <text:p>3.86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98" calcext:value-type="float">
            <text:p>3.4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1236" calcext:value-type="float">
            <text:p>3.0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53142857143" calcext:value-type="float">
            <text:p>3.43553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50208" calcext:value-type="float">
            <text:p>4.2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626514285714" calcext:value-type="float">
            <text:p>4.51626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1736" calcext:value-type="float">
            <text:p>4.4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2084" calcext:value-type="float">
            <text:p>4.4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4896" calcext:value-type="float">
            <text:p>4.3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2768" calcext:value-type="float">
            <text:p>4.1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1524" calcext:value-type="float">
            <text:p>3.8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6592" calcext:value-type="float">
            <text:p>3.4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512571428571" calcext:value-type="float">
            <text:p>3.45512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0796" calcext:value-type="float">
            <text:p>3.3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7532" calcext:value-type="float">
            <text:p>3.36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7936" calcext:value-type="float">
            <text:p>3.7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285485714286" calcext:value-type="float">
            <text:p>3.68285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9944" calcext:value-type="float">
            <text:p>3.8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2408" calcext:value-type="float">
            <text:p>3.7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2616" calcext:value-type="float">
            <text:p>3.9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54" calcext:value-type="float">
            <text:p>4.06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3068" calcext:value-type="float">
            <text:p>3.9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8512" calcext:value-type="float">
            <text:p>3.5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82" calcext:value-type="float">
            <text:p>3.2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007771428571" calcext:value-type="float">
            <text:p>2.69007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9416" calcext:value-type="float">
            <text:p>2.4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0944" calcext:value-type="float">
            <text:p>3.3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944571428571" calcext:value-type="float">
            <text:p>3.72944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692" calcext:value-type="float">
            <text:p>4.13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42" calcext:value-type="float">
            <text:p>4.37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242" calcext:value-type="float">
            <text:p>4.1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4692" calcext:value-type="float">
            <text:p>3.50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5356" calcext:value-type="float">
            <text:p>2.97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679657142857" calcext:value-type="float">
            <text:p>2.23679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1908" calcext:value-type="float">
            <text:p>2.3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93632" calcext:value-type="float">
            <text:p>3.4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360685714286" calcext:value-type="float">
            <text:p>3.60360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5676" calcext:value-type="float">
            <text:p>4.2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4792" calcext:value-type="float">
            <text:p>4.3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448" calcext:value-type="float">
            <text:p>4.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1392" calcext:value-type="float">
            <text:p>3.7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7372" calcext:value-type="float">
            <text:p>3.3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738" calcext:value-type="float">
            <text:p>3.16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49942857143" calcext:value-type="float">
            <text:p>2.79849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9692" calcext:value-type="float">
            <text:p>2.8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5008" calcext:value-type="float">
            <text:p>2.9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604" calcext:value-type="float">
            <text:p>3.8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4244" calcext:value-type="float">
            <text:p>3.98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0604" calcext:value-type="float">
            <text:p>4.0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93942857143" calcext:value-type="float">
            <text:p>3.65193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604" calcext:value-type="float">
            <text:p>3.43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6372" calcext:value-type="float">
            <text:p>2.9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5044" calcext:value-type="float">
            <text:p>2.76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3944" calcext:value-type="float">
            <text:p>2.8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3984" calcext:value-type="float">
            <text:p>3.1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508" calcext:value-type="float">
            <text:p>3.42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222" calcext:value-type="float">
            <text:p>3.79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0968" calcext:value-type="float">
            <text:p>3.6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172" calcext:value-type="float">
            <text:p>3.53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0748" calcext:value-type="float">
            <text:p>3.19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56342857143" calcext:value-type="float">
            <text:p>3.31056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6712" calcext:value-type="float">
            <text:p>3.1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2896" calcext:value-type="float">
            <text:p>2.3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8212" calcext:value-type="float">
            <text:p>2.4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7292" calcext:value-type="float">
            <text:p>2.7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436" calcext:value-type="float">
            <text:p>2.59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4884" calcext:value-type="float">
            <text:p>2.75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7032" calcext:value-type="float">
            <text:p>3.1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308" calcext:value-type="float">
            <text:p>3.86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156" calcext:value-type="float">
            <text:p>3.5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676" calcext:value-type="float">
            <text:p>3.2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5824" calcext:value-type="float">
            <text:p>2.6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9708" calcext:value-type="float">
            <text:p>2.48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8224" calcext:value-type="float">
            <text:p>2.8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314" calcext:value-type="float">
            <text:p>3.53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316" calcext:value-type="float">
            <text:p>3.92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3016" calcext:value-type="float">
            <text:p>4.5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55" calcext:value-type="float">
            <text:p>4.6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4032" calcext:value-type="float">
            <text:p>4.5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9308" calcext:value-type="float">
            <text:p>4.36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442090364301</text:p>
          </table:table-cell>
          <table:table-cell office:value-type="string" calcext:value-type="string">
            <text:p>195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9504" calcext:value-type="float">
            <text:p>4.1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996" meta:object-count="0"/>
    <meta:user-defined meta:name="AppVersion">3.0</meta:user-defined>
  </office:meta>
</office:document-meta>
</file>